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8be6d" officeooo:paragraph-rsid="0008be6d"/>
    </style:style>
    <style:style style:name="P2" style:family="paragraph" style:parent-style-name="Standard">
      <style:text-properties fo:font-weight="bold" officeooo:rsid="0008be6d" officeooo:paragraph-rsid="0008be6d" style:font-weight-asian="bold" style:font-weight-complex="bold"/>
    </style:style>
    <style:style style:name="P3" style:family="paragraph" style:parent-style-name="Standard">
      <style:text-properties fo:font-weight="bold" officeooo:rsid="0008be6d" officeooo:paragraph-rsid="001a6314" style:font-weight-asian="bold" style:font-weight-complex="bold"/>
    </style:style>
    <style:style style:name="P4" style:family="paragraph" style:parent-style-name="Standard">
      <style:paragraph-properties fo:margin-top="0cm" fo:margin-bottom="0.499cm" style:contextual-spacing="false"/>
      <style:text-properties fo:font-weight="bold" officeooo:rsid="0008be6d" officeooo:paragraph-rsid="0008be6d" style:font-weight-asian="bold" style:font-weight-complex="bold"/>
    </style:style>
    <style:style style:name="P5" style:family="paragraph" style:parent-style-name="Standard" style:list-style-name="L1">
      <style:text-properties fo:font-weight="normal" officeooo:rsid="000be8d7" officeooo:paragraph-rsid="000be8d7" style:font-weight-asian="normal" style:font-weight-complex="normal"/>
    </style:style>
    <style:style style:name="P6" style:family="paragraph" style:parent-style-name="Standard">
      <style:text-properties fo:font-weight="bold" officeooo:rsid="0008be6d" officeooo:paragraph-rsid="001f494f" style:font-weight-asian="bold" style:font-weight-complex="bold"/>
    </style:style>
    <style:style style:name="P7" style:family="paragraph" style:parent-style-name="Standard">
      <style:text-properties fo:font-weight="bold" officeooo:rsid="0008be6d" officeooo:paragraph-rsid="000be8d7" style:font-weight-asian="bold" style:font-weight-complex="bold"/>
    </style:style>
    <style:style style:name="P8" style:family="paragraph" style:parent-style-name="Standard" style:list-style-name="L2">
      <style:text-properties fo:font-weight="normal" officeooo:rsid="000be8d7" officeooo:paragraph-rsid="000be8d7" style:font-weight-asian="normal" style:font-weight-complex="normal"/>
    </style:style>
    <style:style style:name="P9" style:family="paragraph" style:parent-style-name="Standard">
      <style:paragraph-properties fo:margin-top="0cm" fo:margin-bottom="0.499cm" style:contextual-spacing="false"/>
      <style:text-properties fo:font-weight="bold" officeooo:rsid="0008be6d" officeooo:paragraph-rsid="000be8d7" style:font-weight-asian="bold" style:font-weight-complex="bold"/>
    </style:style>
    <style:style style:name="P10" style:family="paragraph" style:parent-style-name="Standard">
      <style:text-properties fo:font-weight="bold" officeooo:rsid="0008be6d" officeooo:paragraph-rsid="000ca504" style:font-weight-asian="bold" style:font-weight-complex="bold"/>
    </style:style>
    <style:style style:name="P11" style:family="paragraph" style:parent-style-name="Standard" style:list-style-name="L3">
      <style:text-properties fo:font-weight="normal" officeooo:rsid="000be8d7" officeooo:paragraph-rsid="000ca504" style:font-weight-asian="normal" style:font-weight-complex="normal"/>
    </style:style>
    <style:style style:name="P12" style:family="paragraph" style:parent-style-name="Standard">
      <style:paragraph-properties fo:margin-top="0cm" fo:margin-bottom="0.499cm" style:contextual-spacing="false"/>
      <style:text-properties fo:font-weight="bold" officeooo:rsid="0008be6d" officeooo:paragraph-rsid="000ca504" style:font-weight-asian="bold" style:font-weight-complex="bold"/>
    </style:style>
    <style:style style:name="P13" style:family="paragraph" style:parent-style-name="Standard">
      <style:text-properties fo:font-weight="bold" officeooo:rsid="0008be6d" officeooo:paragraph-rsid="00120b09" style:font-weight-asian="bold" style:font-weight-complex="bold"/>
    </style:style>
    <style:style style:name="P14" style:family="paragraph" style:parent-style-name="Standard" style:list-style-name="L4">
      <style:text-properties fo:font-weight="normal" officeooo:rsid="000be8d7" officeooo:paragraph-rsid="00120b09" style:font-weight-asian="normal" style:font-weight-complex="normal"/>
    </style:style>
    <style:style style:name="P15" style:family="paragraph" style:parent-style-name="Standard">
      <style:paragraph-properties fo:margin-top="0cm" fo:margin-bottom="0.499cm" style:contextual-spacing="false"/>
      <style:text-properties fo:font-weight="bold" officeooo:rsid="0008be6d" officeooo:paragraph-rsid="00120b09" style:font-weight-asian="bold" style:font-weight-complex="bold"/>
    </style:style>
    <style:style style:name="P16" style:family="paragraph" style:parent-style-name="Heading_20_1">
      <style:paragraph-properties fo:text-align="center" style:justify-single-word="false" fo:break-before="page"/>
      <style:text-properties officeooo:rsid="0008be6d" officeooo:paragraph-rsid="0008be6d"/>
    </style:style>
    <style:style style:name="P17" style:family="paragraph" style:parent-style-name="Standard" style:list-style-name="L5">
      <style:text-properties fo:font-weight="normal" officeooo:rsid="000ca504" officeooo:paragraph-rsid="000ca504" style:font-weight-asian="normal" style:font-weight-complex="normal"/>
    </style:style>
    <style:style style:name="P18" style:family="paragraph" style:parent-style-name="Standard" style:list-style-name="L5">
      <style:text-properties fo:font-weight="normal" officeooo:rsid="000f4738" officeooo:paragraph-rsid="000f4738" style:font-weight-asian="normal" style:font-weight-complex="normal"/>
    </style:style>
    <style:style style:name="P19" style:family="paragraph" style:parent-style-name="Standard" style:list-style-name="L6">
      <style:text-properties fo:font-weight="normal" officeooo:rsid="0010f275" officeooo:paragraph-rsid="0010f275" style:font-weight-asian="normal" style:font-weight-complex="normal"/>
    </style:style>
    <style:style style:name="P20" style:family="paragraph" style:parent-style-name="Standard">
      <style:text-properties fo:font-weight="bold" officeooo:rsid="0008be6d" officeooo:paragraph-rsid="0010f275" style:font-weight-asian="bold" style:font-weight-complex="bold"/>
    </style:style>
    <style:style style:name="P21" style:family="paragraph" style:parent-style-name="Standard" style:list-style-name="L7">
      <style:text-properties fo:font-weight="normal" officeooo:rsid="0010f275" officeooo:paragraph-rsid="0010f275" style:font-weight-asian="normal" style:font-weight-complex="normal"/>
    </style:style>
    <style:style style:name="P22" style:family="paragraph" style:parent-style-name="Standard">
      <style:paragraph-properties fo:margin-top="0cm" fo:margin-bottom="0.499cm" style:contextual-spacing="false"/>
      <style:text-properties fo:font-weight="bold" officeooo:rsid="0008be6d" officeooo:paragraph-rsid="0010f275" style:font-weight-asian="bold" style:font-weight-complex="bold"/>
    </style:style>
    <style:style style:name="P23" style:family="paragraph" style:parent-style-name="Standard" style:list-style-name="L8">
      <style:text-properties fo:font-weight="normal" officeooo:rsid="0010f275" officeooo:paragraph-rsid="0010f275" style:font-weight-asian="normal" style:font-weight-complex="normal"/>
    </style:style>
    <style:style style:name="P24" style:family="paragraph" style:parent-style-name="Standard" style:list-style-name="L9">
      <style:text-properties fo:font-weight="normal" officeooo:rsid="0011337c" officeooo:paragraph-rsid="0011337c" style:font-weight-asian="normal" style:font-weight-complex="normal"/>
    </style:style>
    <style:style style:name="P25" style:family="paragraph" style:parent-style-name="Standard" style:list-style-name="L9">
      <style:text-properties fo:font-weight="normal" officeooo:rsid="0011337c" officeooo:paragraph-rsid="001b6e46" style:font-weight-asian="normal" style:font-weight-complex="normal"/>
    </style:style>
    <style:style style:name="P26" style:family="paragraph" style:parent-style-name="Standard">
      <style:text-properties fo:font-weight="bold" officeooo:rsid="0008be6d" officeooo:paragraph-rsid="0011ccae" style:font-weight-asian="bold" style:font-weight-complex="bold"/>
    </style:style>
    <style:style style:name="P27" style:family="paragraph" style:parent-style-name="Standard" style:list-style-name="L10">
      <style:text-properties fo:font-weight="normal" officeooo:rsid="0011337c" officeooo:paragraph-rsid="0011ccae" style:font-weight-asian="normal" style:font-weight-complex="normal"/>
    </style:style>
    <style:style style:name="P28" style:family="paragraph" style:parent-style-name="Standard" style:list-style-name="L10">
      <style:text-properties fo:font-weight="normal" officeooo:rsid="0011ccae" officeooo:paragraph-rsid="0011ccae" style:font-weight-asian="normal" style:font-weight-complex="normal"/>
    </style:style>
    <style:style style:name="P29" style:family="paragraph" style:parent-style-name="Standard" style:list-style-name="L10">
      <style:text-properties fo:font-weight="normal" officeooo:rsid="001b6e46" officeooo:paragraph-rsid="001b6e46" style:font-weight-asian="normal" style:font-weight-complex="normal"/>
    </style:style>
    <style:style style:name="P30" style:family="paragraph" style:parent-style-name="Standard" style:list-style-name="L10">
      <style:text-properties fo:font-weight="normal" officeooo:rsid="001b6e46" officeooo:paragraph-rsid="001bdb53" style:font-weight-asian="normal" style:font-weight-complex="normal"/>
    </style:style>
    <style:style style:name="P31" style:family="paragraph" style:parent-style-name="Standard" style:list-style-name="L10">
      <style:text-properties fo:font-weight="normal" officeooo:rsid="001bdb53" officeooo:paragraph-rsid="001bdb53" style:font-weight-asian="normal" style:font-weight-complex="normal"/>
    </style:style>
    <style:style style:name="P32" style:family="paragraph" style:parent-style-name="Standard">
      <style:paragraph-properties fo:margin-top="0cm" fo:margin-bottom="0.499cm" style:contextual-spacing="false"/>
      <style:text-properties fo:font-weight="bold" officeooo:rsid="0008be6d" officeooo:paragraph-rsid="0011ccae" style:font-weight-asian="bold" style:font-weight-complex="bold"/>
    </style:style>
    <style:style style:name="P33" style:family="paragraph" style:parent-style-name="Standard" style:list-style-name="L11">
      <style:text-properties fo:font-weight="normal" officeooo:rsid="0011ccae" officeooo:paragraph-rsid="0011ccae" style:font-weight-asian="normal" style:font-weight-complex="normal"/>
    </style:style>
    <style:style style:name="P34" style:family="paragraph" style:parent-style-name="Standard" style:list-style-name="L12">
      <style:text-properties fo:font-weight="normal" officeooo:rsid="0011ccae" officeooo:paragraph-rsid="0011ccae" style:font-weight-asian="normal" style:font-weight-complex="normal"/>
    </style:style>
    <style:style style:name="P35" style:family="paragraph" style:parent-style-name="Standard" style:list-style-name="L12">
      <style:text-properties fo:font-weight="normal" officeooo:rsid="00120b09" officeooo:paragraph-rsid="00120b09" style:font-weight-asian="normal" style:font-weight-complex="normal"/>
    </style:style>
    <style:style style:name="P36" style:family="paragraph" style:parent-style-name="Standard" style:list-style-name="L13">
      <style:text-properties fo:font-weight="normal" officeooo:rsid="00120b09" officeooo:paragraph-rsid="00120b09" style:font-weight-asian="normal" style:font-weight-complex="normal"/>
    </style:style>
    <style:style style:name="P37" style:family="paragraph" style:parent-style-name="Standard" style:list-style-name="L13">
      <style:text-properties fo:font-weight="normal" officeooo:rsid="0012e44f" officeooo:paragraph-rsid="0012e44f" style:font-weight-asian="normal" style:font-weight-complex="normal"/>
    </style:style>
    <style:style style:name="P38" style:family="paragraph" style:parent-style-name="Standard" style:list-style-name="L13">
      <style:text-properties fo:font-weight="normal" officeooo:rsid="0014d05a" officeooo:paragraph-rsid="0014d05a" style:font-weight-asian="normal" style:font-weight-complex="normal"/>
    </style:style>
    <style:style style:name="P39" style:family="paragraph" style:parent-style-name="Standard">
      <style:text-properties fo:font-weight="bold" officeooo:rsid="0008be6d" officeooo:paragraph-rsid="0014d05a" style:font-weight-asian="bold" style:font-weight-complex="bold"/>
    </style:style>
    <style:style style:name="P40" style:family="paragraph" style:parent-style-name="Standard" style:list-style-name="L14">
      <style:text-properties fo:font-weight="normal" officeooo:rsid="00120b09" officeooo:paragraph-rsid="0014d05a" style:font-weight-asian="normal" style:font-weight-complex="normal"/>
    </style:style>
    <style:style style:name="P41" style:family="paragraph" style:parent-style-name="Standard" style:list-style-name="L14">
      <style:text-properties fo:font-weight="normal" officeooo:rsid="0014d05a" officeooo:paragraph-rsid="0014d05a" style:font-weight-asian="normal" style:font-weight-complex="normal"/>
    </style:style>
    <style:style style:name="P42" style:family="paragraph" style:parent-style-name="Standard">
      <style:text-properties fo:font-weight="bold" officeooo:rsid="0008be6d" officeooo:paragraph-rsid="0020fb8a" style:font-weight-asian="bold" style:font-weight-complex="bold"/>
    </style:style>
    <style:style style:name="P43" style:family="paragraph" style:parent-style-name="Standard">
      <style:text-properties fo:font-weight="normal" officeooo:rsid="0020fb8a" officeooo:paragraph-rsid="0020fb8a" style:font-weight-asian="normal" style:font-weight-complex="normal"/>
    </style:style>
    <style:style style:name="P44" style:family="paragraph" style:parent-style-name="Standard">
      <style:paragraph-properties fo:margin-top="0cm" fo:margin-bottom="0.499cm" style:contextual-spacing="false"/>
      <style:text-properties fo:font-weight="bold" officeooo:rsid="0008be6d" officeooo:paragraph-rsid="0014d05a" style:font-weight-asian="bold" style:font-weight-complex="bold"/>
    </style:style>
    <style:style style:name="P45" style:family="paragraph" style:parent-style-name="Standard" style:list-style-name="L15">
      <style:text-properties fo:font-weight="normal" officeooo:rsid="00120b09" officeooo:paragraph-rsid="0014d05a" style:font-weight-asian="normal" style:font-weight-complex="normal"/>
    </style:style>
    <style:style style:name="P46" style:family="paragraph" style:parent-style-name="Standard" style:list-style-name="L15">
      <style:text-properties fo:font-weight="normal" officeooo:rsid="0014d05a" officeooo:paragraph-rsid="0014d05a" style:font-weight-asian="normal" style:font-weight-complex="normal"/>
    </style:style>
    <style:style style:name="P47" style:family="paragraph" style:parent-style-name="Standard" style:list-style-name="L16">
      <style:text-properties fo:font-weight="normal" officeooo:rsid="00120b09" officeooo:paragraph-rsid="0014d05a" style:font-weight-asian="normal" style:font-weight-complex="normal"/>
    </style:style>
    <style:style style:name="P48" style:family="paragraph" style:parent-style-name="Standard" style:list-style-name="L16">
      <style:text-properties fo:font-weight="normal" officeooo:rsid="0014d05a" officeooo:paragraph-rsid="0014d05a" style:font-weight-asian="normal" style:font-weight-complex="normal"/>
    </style:style>
    <style:style style:name="P49" style:family="paragraph" style:parent-style-name="Standard" style:list-style-name="L16">
      <style:text-properties fo:font-weight="normal" officeooo:rsid="00169bec" officeooo:paragraph-rsid="00169bec" style:font-weight-asian="normal" style:font-weight-complex="normal"/>
    </style:style>
    <style:style style:name="P50" style:family="paragraph" style:parent-style-name="Standard">
      <style:text-properties fo:font-weight="bold" officeooo:rsid="0008be6d" officeooo:paragraph-rsid="001cc6aa" style:font-weight-asian="bold" style:font-weight-complex="bold"/>
    </style:style>
    <style:style style:name="P51" style:family="paragraph" style:parent-style-name="Standard" style:list-style-name="L17">
      <style:text-properties fo:font-weight="normal" officeooo:rsid="00120b09" officeooo:paragraph-rsid="001cc6aa" style:font-weight-asian="normal" style:font-weight-complex="normal"/>
    </style:style>
    <style:style style:name="P52" style:family="paragraph" style:parent-style-name="Standard" style:list-style-name="L17">
      <style:text-properties fo:font-weight="normal" officeooo:rsid="0014d05a" officeooo:paragraph-rsid="001cc6aa" style:font-weight-asian="normal" style:font-weight-complex="normal"/>
    </style:style>
    <style:style style:name="P53" style:family="paragraph" style:parent-style-name="Standard">
      <style:paragraph-properties fo:margin-top="0cm" fo:margin-bottom="0.499cm" style:contextual-spacing="false"/>
      <style:text-properties fo:font-weight="bold" officeooo:rsid="0008be6d" officeooo:paragraph-rsid="001cc6aa" style:font-weight-asian="bold" style:font-weight-complex="bold"/>
    </style:style>
    <style:style style:name="T1" style:family="text">
      <style:text-properties officeooo:rsid="000be8d7"/>
    </style:style>
    <style:style style:name="T2" style:family="text">
      <style:text-properties fo:font-weight="normal" officeooo:rsid="000be8d7" style:font-weight-asian="normal" style:font-weight-complex="normal"/>
    </style:style>
    <style:style style:name="T3" style:family="text">
      <style:text-properties fo:font-weight="normal" officeooo:rsid="001a6314" style:font-weight-asian="normal" style:font-weight-complex="normal"/>
    </style:style>
    <style:style style:name="T4" style:family="text">
      <style:text-properties fo:font-weight="normal" officeooo:rsid="001f494f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ca504" style:font-weight-asian="normal" style:font-weight-complex="normal"/>
    </style:style>
    <style:style style:name="T7" style:family="text">
      <style:text-properties officeooo:rsid="000ca504"/>
    </style:style>
    <style:style style:name="T8" style:family="text">
      <style:text-properties fo:font-weight="normal" officeooo:rsid="00120b09" style:font-weight-asian="normal" style:font-weight-complex="normal"/>
    </style:style>
    <style:style style:name="T9" style:family="text">
      <style:text-properties officeooo:rsid="00120b09"/>
    </style:style>
    <style:style style:name="T10" style:family="text">
      <style:text-properties officeooo:rsid="001a6314"/>
    </style:style>
    <style:style style:name="T11" style:family="text">
      <style:text-properties fo:font-weight="normal" officeooo:rsid="000f4738" style:font-weight-asian="normal" style:font-weight-complex="normal"/>
    </style:style>
    <style:style style:name="T12" style:family="text">
      <style:text-properties fo:font-weight="normal" officeooo:rsid="0010f275" style:font-weight-asian="normal" style:font-weight-complex="normal"/>
    </style:style>
    <style:style style:name="T13" style:family="text">
      <style:text-properties officeooo:rsid="000f4738"/>
    </style:style>
    <style:style style:name="T14" style:family="text">
      <style:text-properties fo:font-weight="normal" officeooo:rsid="000e9c4b" style:font-weight-asian="normal" style:font-weight-complex="normal"/>
    </style:style>
    <style:style style:name="T15" style:family="text">
      <style:text-properties fo:font-weight="normal" officeooo:rsid="001f5591" style:font-weight-asian="normal" style:font-weight-complex="normal"/>
    </style:style>
    <style:style style:name="T16" style:family="text">
      <style:text-properties fo:font-weight="normal" officeooo:rsid="001b6e46" style:font-weight-asian="normal" style:font-weight-complex="normal"/>
    </style:style>
    <style:style style:name="T17" style:family="text">
      <style:text-properties officeooo:rsid="001b6e46"/>
    </style:style>
    <style:style style:name="T18" style:family="text">
      <style:text-properties officeooo:rsid="001f5591"/>
    </style:style>
    <style:style style:name="T19" style:family="text">
      <style:text-properties fo:font-weight="normal" officeooo:rsid="0011337c" style:font-weight-asian="normal" style:font-weight-complex="normal"/>
    </style:style>
    <style:style style:name="T20" style:family="text">
      <style:text-properties fo:font-weight="normal" officeooo:rsid="0011ccae" style:font-weight-asian="normal" style:font-weight-complex="normal"/>
    </style:style>
    <style:style style:name="T21" style:family="text">
      <style:text-properties officeooo:rsid="0011ccae"/>
    </style:style>
    <style:style style:name="T22" style:family="text">
      <style:text-properties officeooo:rsid="001bdb53"/>
    </style:style>
    <style:style style:name="T23" style:family="text">
      <style:text-properties fo:font-weight="normal" officeooo:rsid="001bdb53" style:font-weight-asian="normal" style:font-weight-complex="normal"/>
    </style:style>
    <style:style style:name="T24" style:family="text">
      <style:text-properties fo:font-weight="normal" officeooo:rsid="0020fb8a" style:font-weight-asian="normal" style:font-weight-complex="normal"/>
    </style:style>
    <style:style style:name="T25" style:family="text">
      <style:text-properties officeooo:rsid="0020fb8a"/>
    </style:style>
    <style:style style:name="T26" style:family="text">
      <style:text-properties officeooo:rsid="0012e44f"/>
    </style:style>
    <style:style style:name="T27" style:family="text">
      <style:text-properties fo:font-weight="normal" officeooo:rsid="0014d05a" style:font-weight-asian="normal" style:font-weight-complex="normal"/>
    </style:style>
    <style:style style:name="T28" style:family="text">
      <style:text-properties fo:font-weight="normal" officeooo:rsid="001cc6aa" style:font-weight-asian="normal" style:font-weight-complex="normal"/>
    </style:style>
    <style:style style:name="T29" style:family="text">
      <style:text-properties officeooo:rsid="00169bec"/>
    </style:style>
    <style:style style:name="T30" style:family="text">
      <style:text-properties fo:font-weight="normal" officeooo:rsid="00169bec" style:font-weight-asian="normal" style:font-weight-complex="normal"/>
    </style:style>
    <style:style style:name="T31" style:family="text">
      <style:text-properties officeooo:rsid="001cc6aa"/>
    </style:style>
    <style:style style:name="T32" style:family="text">
      <style:text-properties fo:font-weight="normal" officeooo:rsid="001e4375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unkce hlavni_menu</text:h>
      <text:p text:style-name="P2">TC<text:span text:style-name="T1">01</text:span></text:p>
      <text:p text:style-name="P2">Popis: <text:span text:style-name="T2">Zkouška, zda se po spuštění programu zobrazí správně hlavní menu.</text:span></text:p>
      <text:p text:style-name="P2">Vstupní podmínky: <text:span text:style-name="T2">otevřené Visual Studio, </text:span><text:span text:style-name="T3">program</text:span></text:p>
      <text:p text:style-name="P2">Kroky testu: <text:span text:style-name="T2">Spustit program</text:span></text:p>
      <text:p text:style-name="P2">Očekávaný výsledek: <text:span text:style-name="T2">Vypíše správně všechny položky</text:span></text:p>
      <text:p text:style-name="P3">Skutečný výsledek: <text:span text:style-name="T2">Vypíše správně všechny položky </text:span><text:span text:style-name="T4">hlavního menu spolu s výzvou „Vyberte číslo od 1 do 4“.</text:span></text:p>
      <text:p text:style-name="P2">Stav: <text:span text:style-name="T3">Pass</text:span></text:p>
      <text:p text:style-name="P4">Poznámky:</text:p>
      <text:p text:style-name="P2">TC<text:span text:style-name="T1">02</text:span></text:p>
      <text:p text:style-name="P2">Popis: <text:span text:style-name="T2">Ověření, že volba č. 1 v hl. menu spustí funkci pridat_ukol</text:span></text:p>
      <text:p text:style-name="P2">Vstupní podmínky: <text:span text:style-name="T2">Zobrazení hlavního menu</text:span></text:p>
      <text:p text:style-name="P2">Kroky testu: </text:p>
      <text:list text:style-name="L1">
        <text:list-item>
          <text:p text:style-name="P5">Spusťte program.</text:p>
        </text:list-item>
        <text:list-item>
          <text:p text:style-name="P5">Zadejte číslo 1 potvrďte stisknutém klávesy Enter.</text:p>
        </text:list-item>
        <text:list-item>
          <text:p text:style-name="P5">Zkontrolujte, zda program skutečně spustil funkci.</text:p>
        </text:list-item>
      </text:list>
      <text:p text:style-name="P2">Očekávaný výsledek: <text:span text:style-name="T2">Funkce pridat_ukol byla spuštěna, tzn. objevila se výzva k zadání názvu úkolu.</text:span></text:p>
      <text:p text:style-name="P6">Skutečný výsledek: <text:span text:style-name="T2">Funkce pridat_ukol byla spuštěna, tzn. objevila se výzva k zadání názvu </text:span><text:span text:style-name="T4">ú</text:span><text:span text:style-name="T2">kolu „</text:span><text:span text:style-name="T4">Zaejte název úkolu:“</text:span></text:p>
      <text:p text:style-name="P2">Stav:<text:span text:style-name="T5"> </text:span><text:span text:style-name="T3">Pass</text:span></text:p>
      <text:p text:style-name="P4">Poznámky:</text:p>
      <text:p text:style-name="P7">TC<text:span text:style-name="T1">03</text:span></text:p>
      <text:p text:style-name="P7">Popis: <text:span text:style-name="T2">Ověření, že volba č. 2 v hl. menu spustí funkci </text:span><text:span text:style-name="T6">zobrazit_ukoly</text:span></text:p>
      <text:p text:style-name="P7">Vstupní podmínky: <text:span text:style-name="T2">Zobrazení hlavního menu</text:span></text:p>
      <text:p text:style-name="P7">Kroky testu: </text:p>
      <text:list text:style-name="L2">
        <text:list-item>
          <text:p text:style-name="P8">Spusťte program.</text:p>
        </text:list-item>
        <text:list-item>
          <text:p text:style-name="P8">Zadejte číslo <text:span text:style-name="T7">2 </text:span>potvrďte stisknutém klávesy Enter.</text:p>
        </text:list-item>
        <text:list-item>
          <text:p text:style-name="P8">Zkontrolujte, zda program skutečně spustil funkci.</text:p>
        </text:list-item>
      </text:list>
      <text:p text:style-name="P7">Očekávaný výsledek: <text:span text:style-name="T2">Funkce </text:span><text:span text:style-name="T6">zobrazit_ukoly</text:span><text:span text:style-name="T2"> byla spuštěna, tzn. objevil </text:span><text:span text:style-name="T6">se nápis „Ještě nemáte zadané žádné úkoly.“ </text:span><text:span text:style-name="T3">Hned poté se zobrazí hlavní menu.</text:span></text:p>
      <text:p text:style-name="P6">Skutečný výsledek: <text:span text:style-name="T2">Funkce </text:span><text:span text:style-name="T6">zobrazit_ukoly</text:span><text:span text:style-name="T2"> byla spuštěna, tzn. objevil </text:span><text:span text:style-name="T6">se nápis „Ještě nemáte zadané žádné úkoly.“ </text:span><text:span text:style-name="T3">Hned poté se zobrazí hlavní menu.</text:span></text:p>
      <text:p text:style-name="P7">Stav: <text:span text:style-name="T4">Pass</text:span></text:p>
      <text:p text:style-name="P9">Poznámky: <text:span text:style-name="T5"><text:s/></text:span><text:span text:style-name="T3">Kromě spuštění funkce 2 jsme zkontrolovali i zobrazení hlavního menu po provedení funkce.</text:span></text:p>
      <text:p text:style-name="P10">TC<text:span text:style-name="T1">0</text:span><text:span text:style-name="T7">4</text:span></text:p>
      <text:p text:style-name="P10">Popis: <text:span text:style-name="T2">Ověření, že volba č. </text:span><text:span text:style-name="T6">3</text:span><text:span text:style-name="T2"> v hl. menu spustí funkci </text:span><text:span text:style-name="T6">spustí funkci odstranit_ukol</text:span></text:p>
      <text:p text:style-name="P10">Vstupní podmínky: <text:span text:style-name="T2">Zobrazení hlavního menu</text:span></text:p>
      <text:p text:style-name="P10">Kroky testu: </text:p>
      <text:list text:style-name="L3">
        <text:list-item>
          <text:p text:style-name="P11">Spusťte program</text:p>
        </text:list-item>
        <text:list-item>
          <text:p text:style-name="P11">Zadejte číslo <text:span text:style-name="T7">3</text:span> potvrďte stisknutém klávesy Enter</text:p>
        </text:list-item>
        <text:list-item>
          <text:p text:style-name="P11">Zkontrolujte, zda program skutečně spustil funkci</text:p>
        </text:list-item>
      </text:list>
      <text:p text:style-name="P10">Očekávaný výsledek: <text:span text:style-name="T2">Funkce </text:span><text:span text:style-name="T6">odstranit_ukol</text:span><text:span text:style-name="T2"> byla spuštěna, </text:span><text:span text:style-name="T3">vzhledem k tomu, že jsme ještě neměli zadaný žádný úkol, objeví se nápis „Ještě nemáte zadané žádné úkoly.“</text:span></text:p>
      <text:p text:style-name="P6"><text:soft-page-break/>Skutečný výsledek: <text:span text:style-name="T2">Funkce </text:span><text:span text:style-name="T6">odstranit_ukol</text:span><text:span text:style-name="T2"> byla spuštěna, </text:span><text:span text:style-name="T3">vzhledem k tomu, že jsme ještě neměli zadaný žádný úkol, objeví se nápis „Ještě nemáte zadané žádné úkoly.“ </text:span><text:span text:style-name="T4">Hned poté se zobrazí hlavní menu.</text:span></text:p>
      <text:p text:style-name="P10">Stav: <text:span text:style-name="T4">Pass</text:span></text:p>
      <text:p text:style-name="P12">Poznámky: <text:span text:style-name="T4">Kromě spuštění funkce odstranit_ukol jsme otestovali i zobrazení hlavního menu po vykonání tohoto úkolu.</text:span></text:p>
      <text:p text:style-name="P13">TC<text:span text:style-name="T1">0</text:span><text:span text:style-name="T7">4</text:span></text:p>
      <text:p text:style-name="P13">Popis: <text:span text:style-name="T2">Ověření, </text:span><text:span text:style-name="T8">zda nás program upozorní při špatné volbě.</text:span></text:p>
      <text:p text:style-name="P13">Vstupní podmínky: <text:span text:style-name="T2">Zobrazení hlavního menu</text:span></text:p>
      <text:p text:style-name="P13">Kroky testu: </text:p>
      <text:list text:style-name="L4">
        <text:list-item>
          <text:p text:style-name="P14">Spusťte program</text:p>
        </text:list-item>
        <text:list-item>
          <text:p text:style-name="P14">Zadejte číslo <text:span text:style-name="T9">5 a stiskněte Enter.</text:span></text:p>
        </text:list-item>
      </text:list>
      <text:p text:style-name="P13">Očekávaný výsledek: <text:span text:style-name="T8">Program nás upozorní, že zadaná volba neexistuje.</text:span></text:p>
      <text:p text:style-name="P6">Skutečný výsledek: <text:span text:style-name="T8">Program nás upozorn</text:span><text:span text:style-name="T4">il</text:span><text:span text:style-name="T8">, že zadaná volba neexistuje. </text:span><text:span text:style-name="T4">Objevil se nápis „Ajaj, zadali jste neplatnou volbu, zkuste to znovu.“ a poté hlavní menu</text:span></text:p>
      <text:p text:style-name="P13">Stav: <text:span text:style-name="T3">Pass</text:span></text:p>
      <text:p text:style-name="P15">Poznámky:</text:p>
      <text:h text:style-name="P16" text:outline-level="1">Funkce pridat_ukol</text:h>
      <text:p text:style-name="P2">TC<text:span text:style-name="T10">05</text:span></text:p>
      <text:p text:style-name="P2">Popis: <text:span text:style-name="T6">Ověření, zda nás je možné zadat </text:span><text:span text:style-name="T11">jméno a popis</text:span><text:span text:style-name="T6"> úkol</text:span><text:span text:style-name="T12">u</text:span><text:span text:style-name="T6"> a po něm se vrátit do menu.</text:span></text:p>
      <text:p text:style-name="P2">Vstupní podmínky: <text:span text:style-name="T6">Zobrazení hlavního menu</text:span></text:p>
      <text:p text:style-name="P2">Kroky testu:</text:p>
      <text:list text:style-name="L5">
        <text:list-item>
          <text:p text:style-name="P17">Spusťte program.</text:p>
        </text:list-item>
        <text:list-item>
          <text:p text:style-name="P17">Zadejte číslo 1 a stiskněte klávesu Enter.</text:p>
        </text:list-item>
        <text:list-item>
          <text:p text:style-name="P17">Po vypsání výzvy <text:span text:style-name="T13">k zadání jména úkolu napište</text:span> „úkol 1“ jako vstupní hodnotu a zmáčkněte Enter.</text:p>
        </text:list-item>
        <text:list-item>
          <text:p text:style-name="P18">Po vypsání výzvy k zadání popisu úkolu napište „popis úkolu 1“ jako vstupní hodnotu a zmáčkněte Enter.</text:p>
        </text:list-item>
      </text:list>
      <text:p text:style-name="P2">Očekávaný výsledek: <text:span text:style-name="T14">Program vypíše potvrzení o zadání </text:span><text:span text:style-name="T11">úkolu v následujícím znění: „Přidali jste úkol úkol 1“ </text:span><text:span text:style-name="T14">a vrátí nás zpět do hl. menu.</text:span></text:p>
      <text:p text:style-name="P6">Skutečný výsledek:<text:span text:style-name="T14">Program vyp</text:span><text:span text:style-name="T4">sal</text:span><text:span text:style-name="T14"> potvrzení o zadání </text:span><text:span text:style-name="T11">úkolu v následujícím znění: „Přidali jste úkol úkol 1“ </text:span><text:span text:style-name="T14">a vrát</text:span><text:span text:style-name="T4">il</text:span><text:span text:style-name="T14"> nás zpět do hl. menu.</text:span></text:p>
      <text:p text:style-name="P2">Stav: <text:span text:style-name="T3">Pass</text:span></text:p>
      <text:p text:style-name="P4">Poznámky: <text:span text:style-name="T14">Kromě samotného zadání tímto ověříme i zda se poté správně spustí funkce hlavni_menu.</text:span></text:p>
      <text:p text:style-name="P2">TC<text:span text:style-name="T10">06</text:span></text:p>
      <text:p text:style-name="P2">Popis: <text:span text:style-name="T12">Ověření, zda při zadání prázdného vstupu do výzvy „Zadejte jméno úkolu“ nás program upozorní</text:span></text:p>
      <text:p text:style-name="P2">Vstupní podmínky: <text:span text:style-name="T12">Zobrazení hlavního menu</text:span></text:p>
      <text:p text:style-name="P2">Kroky testu:</text:p>
      <text:list text:style-name="L6">
        <text:list-item>
          <text:p text:style-name="P19">Spusťte program.</text:p>
        </text:list-item>
        <text:list-item>
          <text:p text:style-name="P19">Zadejte číslo 1 a potvrďte Enterem.</text:p>
        </text:list-item>
        <text:list-item>
          <text:p text:style-name="P19">Až se objeví výzva „Zadejte jméno úkolu“, stiskněte Enter</text:p>
        </text:list-item>
      </text:list>
      <text:p text:style-name="P2">Očekávaný výsledek: <text:span text:style-name="T12">Objeví se upozornění, že jsme úkol nezadali.</text:span></text:p>
      <text:p text:style-name="P2">Skutečný výsledek: <text:span text:style-name="T4">Objevilo se upozornění: „Jejda, nezadali jste nic. Pokud se raději chcete vrátit do menu, stisknete klávesu 'm' a enter. Stiskem jakékoliv jiné klávesy se vrátíte zpět k možnosti zadat název úkolu.“</text:span></text:p>
      <text:p text:style-name="P2">Stav:<text:span text:style-name="T5"> </text:span><text:span text:style-name="T3">Pass</text:span></text:p>
      <text:p text:style-name="P4">Poznámky:</text:p>
      <text:p text:style-name="P20">TC<text:span text:style-name="T10">07</text:span></text:p>
      <text:p text:style-name="P20">Popis: <text:span text:style-name="T12">Ověření, zda při zadání prázdného vstupu do výzvy „Zadejte popis úkolu“ nás program upozorní</text:span></text:p>
      <text:p text:style-name="P20">Vstupní podmínky: <text:span text:style-name="T12">Zobrazení hlavního menu</text:span></text:p>
      <text:p text:style-name="P20">Kroky testu:</text:p>
      <text:list text:style-name="L7">
        <text:list-item>
          <text:p text:style-name="P21">Spusťte program.</text:p>
        </text:list-item>
        <text:list-item>
          <text:p text:style-name="P21">Zadejte číslo 1 a potvrďte Enterem.</text:p>
        </text:list-item>
        <text:list-item>
          <text:p text:style-name="P21">Až se objeví výzva „Zadejte jméno úkolu“, zadejte „ukol1“ a stiskněte Enter.</text:p>
        </text:list-item>
        <text:list-item>
          <text:p text:style-name="P21">Až se objeví výzva „Zadejte popis úkolu“, stiskněte Enter.</text:p>
        </text:list-item>
      </text:list>
      <text:p text:style-name="P20">Očekávaný výsledek: <text:span text:style-name="T12">Objeví se upozornění, že jsme popis úkolu nezadali.</text:span></text:p>
      <text:p text:style-name="P20">Skutečný výsledek: <text:span text:style-name="T15">Objevilo se upozornění: „Jejda, nezadali jste nic. Pokud se raději chcete vrátit do menu, stisknete klávesu 'm' a enter. Stiskem jakékoliv jiné klávesy se vrátíte zpět k možnosti zadat název úkolu.“</text:span></text:p>
      <text:p text:style-name="P20">Stav: <text:span text:style-name="T16">Pass</text:span></text:p>
      <text:p text:style-name="P22">Poznámky:</text:p>
      <text:p text:style-name="P20"><text:soft-page-break/>TC<text:span text:style-name="T17">08</text:span></text:p>
      <text:p text:style-name="P20">Popis: <text:span text:style-name="T12">Ověření, zda se po upozornění na prázdný vstup na výzvu zadání úkolu lze vrátit do menu</text:span></text:p>
      <text:p text:style-name="P20">Vstupní podmínky: <text:span text:style-name="T12">Zobrazení hlavního menu</text:span></text:p>
      <text:p text:style-name="P20">Kroky testu:</text:p>
      <text:list text:style-name="L8">
        <text:list-item>
          <text:p text:style-name="P23">Spusťte program.</text:p>
        </text:list-item>
        <text:list-item>
          <text:p text:style-name="P23">Zadej<text:span text:style-name="T17">m</text:span>te číslo 1 a potvrďte Enterem.</text:p>
        </text:list-item>
        <text:list-item>
          <text:p text:style-name="P23">Až se objeví výzva „Zadejte jméno úkolu“, stiskněte Enter.</text:p>
        </text:list-item>
        <text:list-item>
          <text:p text:style-name="P23">Objeví se upozornění s možností návratu do menu. Zadejte písmeno m a stiskněte Enter.</text:p>
        </text:list-item>
      </text:list>
      <text:p text:style-name="P20">Očekávaný výsledek: <text:span text:style-name="T12">Po upozornění se nám zobrazí hlavní menu.</text:span></text:p>
      <text:p text:style-name="P20">Skutečný výsledek: <text:span text:style-name="T15">Zobrazilo se hlavní menu s možností vybrat funkci.</text:span></text:p>
      <text:p text:style-name="P20">Stav:<text:span text:style-name="T5"> </text:span><text:span text:style-name="T16">Pass</text:span></text:p>
      <text:p text:style-name="P22">Poznámky:</text:p>
      <text:p text:style-name="P2">TC<text:span text:style-name="T18">09</text:span></text:p>
      <text:p text:style-name="P2">Popis: <text:span text:style-name="T19">Ověření, zda po zadání prázdného vstupu na výzvu zadání názvu úkolu lze zadat nový úkol.</text:span></text:p>
      <text:p text:style-name="P2">Vstupní podmínky: <text:span text:style-name="T19">Zobrazí se hlavní menu</text:span></text:p>
      <text:p text:style-name="P2">Kroky testu:</text:p>
      <text:list text:style-name="L9">
        <text:list-item>
          <text:p text:style-name="P24">Spusťte program.</text:p>
        </text:list-item>
        <text:list-item>
          <text:p text:style-name="P24">Vyberte možnost 1.</text:p>
        </text:list-item>
        <text:list-item>
          <text:p text:style-name="P24">Po zobrazení výzvy „Zadejte název úkolu“ stiskněte Enter.</text:p>
        </text:list-item>
        <text:list-item>
          <text:p text:style-name="P25">Zobrazí se upozornění. <text:span text:style-name="T17">Stiskněte klávesu Enter</text:span></text:p>
        </text:list-item>
        <text:list-item>
          <text:p text:style-name="P25">Zadejte „ukol1“ a stiskněte Enter.</text:p>
        </text:list-item>
      </text:list>
      <text:p text:style-name="P2">Očekávaný výsledek: <text:span text:style-name="T19">Program </text:span><text:span text:style-name="T20">vypíše výzvu o zadání popisu úkolu.</text:span></text:p>
      <text:p text:style-name="P2">Skutečný výsledek: <text:span text:style-name="T15">Program vypsal výzvu „Zadejte název úkolu:“</text:span></text:p>
      <text:p text:style-name="P2">Stav: <text:span text:style-name="T16">Pass</text:span></text:p>
      <text:p text:style-name="P4">Poznámky:</text:p>
      <text:p text:style-name="P26">TC<text:span text:style-name="T18">10</text:span></text:p>
      <text:p text:style-name="P26">Popis: <text:span text:style-name="T19">Ověření, zda po zadání prázdného vstupu na výzvu zadání </text:span><text:span text:style-name="T20">popisu</text:span><text:span text:style-name="T19"> úkolu lze zadat nový </text:span><text:span text:style-name="T20">popis</text:span><text:span text:style-name="T19">.</text:span></text:p>
      <text:p text:style-name="P26">Vstupní podmínky: <text:span text:style-name="T19">Zobrazí se hlavní menu</text:span></text:p>
      <text:p text:style-name="P26">Kroky testu:</text:p>
      <text:list text:style-name="L10">
        <text:list-item>
          <text:p text:style-name="P27">Spusťte program.</text:p>
        </text:list-item>
        <text:list-item>
          <text:p text:style-name="P27">Vyberte možnost 1.</text:p>
        </text:list-item>
        <text:list-item>
          <text:p text:style-name="P27"><text:span text:style-name="T21">Na výzvu o zadání jména úkolu </text:span><text:span text:style-name="T17">za</text:span>dejte „ukol1“ a stiskněte Enter.</text:p>
        </text:list-item>
        <text:list-item>
          <text:p text:style-name="P28">Objeví se výzva k zadání popisu úkolu. Stiskněte klávesu Enter.</text:p>
        </text:list-item>
        <text:list-item>
          <text:p text:style-name="P29">Objeví se upozornění. Stiskněte Enter.</text:p>
        </text:list-item>
        <text:list-item>
          <text:p text:style-name="P30">Objeví se <text:span text:style-name="T22">výzva k zadání názvu úkolu. Zadejte „ukol1“ a stiskněte Enter.</text:span></text:p>
        </text:list-item>
        <text:list-item>
          <text:p text:style-name="P31">Objeví se výzva k zadání popisu úkolu. Zadejte „popis ukolu1“ a stiskněte Enter. </text:p>
        </text:list-item>
      </text:list>
      <text:p text:style-name="P26">Očekávaný výsledek: <text:span text:style-name="T19">Program </text:span><text:span text:style-name="T20">vypíše potvrzení o přidání úkolu</text:span></text:p>
      <text:p text:style-name="P26">Skutečný výsledek: <text:span text:style-name="T15">Program vypsal: „Úkol ‚ukol1‘ byl přidán“ a zobrazil nabídku hlavní menu.</text:span></text:p>
      <text:p text:style-name="P26">Stav: <text:span text:style-name="T15">Pass</text:span></text:p>
      <text:p text:style-name="P32">Poznámky:</text:p>
      <text:p text:style-name="P4"/>
      <text:h text:style-name="P16" text:outline-level="1">Funkce zobrazit_ukoly</text:h>
      <text:p text:style-name="P2">TC<text:span text:style-name="T18">11</text:span></text:p>
      <text:p text:style-name="P2">Popis: <text:span text:style-name="T20">Ověření, zda nám program vypíše, že nemáme ještě zadané žádné úkoly.</text:span></text:p>
      <text:p text:style-name="P2">Vstupní podmínky: <text:span text:style-name="T20">Vstupní menu, seznam ukoly je prázdný</text:span></text:p>
      <text:p text:style-name="P2">Kroky testu:</text:p>
      <text:list text:style-name="L11">
        <text:list-item>
          <text:p text:style-name="P33">Spusťte program</text:p>
        </text:list-item>
        <text:list-item>
          <text:p text:style-name="P33">Zadejte číslo 2 a stiskněte Enter.</text:p>
        </text:list-item>
      </text:list>
      <text:p text:style-name="P2">Očekávaný výsledek: <text:span text:style-name="T20">Program nám vypíše oznámení, že náš seznam je prázdný.</text:span></text:p>
      <text:p text:style-name="P2">Skutečný výsledek: <text:span text:style-name="T15">Program vypsal upozornění „Ještě nemáte zadané žádné úkoly.“</text:span></text:p>
      <text:p text:style-name="P2">Stav: <text:span text:style-name="T23">Pass</text:span></text:p>
      <text:p text:style-name="P4">Poznámky:</text:p>
      <text:p text:style-name="P2">TC<text:span text:style-name="T18">12</text:span></text:p>
      <text:p text:style-name="P2">Popis: <text:span text:style-name="T20">Ověření zda se úkoly skutečně ukládají a zda je program schopný je správně zobrazit.</text:span></text:p>
      <text:p text:style-name="P2">Vstupní podmínky: <text:span text:style-name="T20">Vstupní menu, seznam ukoly je prázdný</text:span></text:p>
      <text:p text:style-name="P2">Kroky testu:</text:p>
      <text:list text:style-name="L12">
        <text:list-item>
          <text:p text:style-name="P34">Spusťte program.</text:p>
        </text:list-item>
        <text:list-item>
          <text:p text:style-name="P34">Zadejte číslo 1 a potvrďte Enterem.</text:p>
        </text:list-item>
        <text:list-item>
          <text:p text:style-name="P34">Zadejte vstupní hodnotu „ukol1“ potvrďte Enterem.</text:p>
        </text:list-item>
        <text:list-item>
          <text:p text:style-name="P34">Zadejte vstupní hodnotu „popis ukolu1“ a znovu potvrďte Enterem</text:p>
        </text:list-item>
        <text:list-item>
          <text:p text:style-name="P34">Program vypíše potvrzení o zadání položky ukol1 a přesměruje nás znovu do hlavního menu. Postup budeme opakovat a zadáme ještě ukol2. Nyní tedy zadejte číslo 1 a potvrďte Enterem.</text:p>
        </text:list-item>
        <text:list-item>
          <text:p text:style-name="P34">Zadejte vstupní hodnotu „ukol2“.</text:p>
        </text:list-item>
        <text:list-item>
          <text:p text:style-name="P34">Zadejte vstupní hodnotu „popis ukolu 2“.</text:p>
        </text:list-item>
        <text:list-item>
          <text:p text:style-name="P35">Program nás znovu přesměruje do hlavního menu. Zde vyberte možnost 2 a potvrďte Enterem.</text:p>
        </text:list-item>
      </text:list>
      <text:p text:style-name="P2">Očekávaný výsledek: <text:span text:style-name="T8">Program zobrazí námi zadané hodnoty.</text:span></text:p>
      <text:p text:style-name="P2">Skutečný výsledek: <text:span text:style-name="T24">Program vypsal seznam úkolů včetně číslování a popisu (1. úkol: ukol1 – popis ukolu1 atd.).</text:span></text:p>
      <text:p text:style-name="P2">Stav: <text:span text:style-name="T23">Pass</text:span></text:p>
      <text:p text:style-name="P4">Poznámky: <text:span text:style-name="T8">V tomto případě testujeme více funkcí najednou. Testujeme, zda funkce pridat_ukol ukládá hodnoty do seznamu ukoly, poté testujeme funkci zobrazit_ukoly a zda správně zobrazí všechny hodnoty. Poté testujeme také návrat do menu po provedení funkcí pridat_ukol a zobrazit_ukoly</text:span></text:p>
      <text:h text:style-name="P16" text:outline-level="1">Funkce odstranit_ukol</text:h>
      <text:p text:style-name="P2">TC<text:span text:style-name="T25">13</text:span></text:p>
      <text:p text:style-name="P2">Popis: <text:span text:style-name="T8">Ověříme, zda se po vybrání to funkce zobrazí seznam úkolů a zda je možné poté úkol odstranit.</text:span><text:span text:style-name="T23">1</text:span></text:p>
      <text:p text:style-name="P2">Vstupní podmínky: <text:span text:style-name="T8">Vstupní menu, seznam ukoly [ ukol1 – popis ukolu1, ukol2 – popis ukolu2, ukol3 – popis ukolu3]</text:span></text:p>
      <text:p text:style-name="P2">Kroky testu:</text:p>
      <text:list text:style-name="L13">
        <text:list-item>
          <text:p text:style-name="P36">Spusťte program</text:p>
        </text:list-item>
        <text:list-item>
          <text:p text:style-name="P36">Vyberte možnost <text:span text:style-name="T26">3.</text:span></text:p>
        </text:list-item>
        <text:list-item>
          <text:p text:style-name="P37">Proram by nyní měl vypsat 3 úkoly a výzvu k zadání čísla úkolu.</text:p>
        </text:list-item>
        <text:list-item>
          <text:p text:style-name="P38">Zadejte číslo 2 a potvrďte Enterem.</text:p>
        </text:list-item>
        <text:list-item>
          <text:p text:style-name="P38">Program by měl vypsat povtvrzení a přesměrovat nás zpět do menu. Zde vyberte možnost 2 (zobrazit úkoly) a potvrďte Enterem.</text:p>
        </text:list-item>
      </text:list>
      <text:p text:style-name="P2">Očekávaný výsledek: <text:span text:style-name="T27">Program zobrazí seznam úkolů, poté odstraní ukol2 a zobrazí nám seznam úkolů již bez tohoto úkolu, kde tedy na druhém místě bude úkol s názvem ukol3</text:span></text:p>
      <text:p text:style-name="P2">Skutečný výsledek: <text:span text:style-name="T24">Na samém závěru se zobrazil seznam úkolu, už však bez položky s názvem ukol2 včetně popisu. Zbytek položek se zobrazil správně očíslován.</text:span></text:p>
      <text:p text:style-name="P2">Stav: <text:span text:style-name="T23">Pass</text:span></text:p>
      <text:p text:style-name="P4">Poznámky:</text:p>
      <text:p text:style-name="P39">TC<text:span text:style-name="T25">14</text:span></text:p>
      <text:p text:style-name="P39">Popis: <text:span text:style-name="T8">Ověříme, zda </text:span><text:span text:style-name="T27">nás program upozorní na zadání špatného čísla úkolu.</text:span></text:p>
      <text:p text:style-name="P39">Vstupní podmínky: <text:span text:style-name="T8">Vstupní menu, seznam ukoly [ ukol1 – popis ukolu1, ukol2 – popis ukolu2, ukol3 – popis ukolu3]</text:span></text:p>
      <text:p text:style-name="P39">Kroky testu:</text:p>
      <text:list text:style-name="L14">
        <text:list-item>
          <text:p text:style-name="P40">Spusťte program</text:p>
        </text:list-item>
        <text:list-item>
          <text:p text:style-name="P40">Vyberte možnost <text:span text:style-name="T26">3.</text:span></text:p>
        </text:list-item>
        <text:list-item>
          <text:p text:style-name="P41">Po vypsání seznamu úkolů zadejte číslo 4 a potvrďte Enterem.</text:p>
        </text:list-item>
      </text:list>
      <text:p text:style-name="P39">Očekávaný výsledek: <text:span text:style-name="T27">Program nás upozorní na neplatnou volbu a nabídne možnost vrátit se zpět do menu.</text:span></text:p>
      <text:p text:style-name="P42">Skutečný výsledek: <text:span text:style-name="T24">Program vypsal následující upozornění s výzvou:“Ups, tenhle úkol v seznamu nemáme, zkuste to znovu.</text:span></text:p>
      <text:p text:style-name="P43">Pokud se raději chcete vrátit zpět do menu, stisknete klávesu 'm' a enter. Stiskem jakékoliv jiné klávesy se dostanete zpět k výběru úkolů.“</text:p>
      <text:p text:style-name="P42">Stav: <text:span text:style-name="T28">Pass</text:span></text:p>
      <text:p text:style-name="P44">Poznámky:</text:p>
      <text:p text:style-name="P39">TC<text:span text:style-name="T25">15</text:span></text:p>
      <text:p text:style-name="P39">Popis: <text:span text:style-name="T8">Ověříme, zda </text:span><text:span text:style-name="T27">je po zadání neexistujícího úkolu možné vrátit se zpět do hlavního menu</text:span></text:p>
      <text:p text:style-name="P39">Vstupní podmínky: <text:span text:style-name="T8">Vstupní menu, seznam ukoly [ ukol1 – popis ukolu1, ukol2 – popis ukolu2, ukol3 – popis ukolu3]</text:span></text:p>
      <text:p text:style-name="P39">Kroky testu:</text:p>
      <text:list text:style-name="L15">
        <text:list-item>
          <text:p text:style-name="P45">Spusťte program</text:p>
        </text:list-item>
        <text:list-item>
          <text:p text:style-name="P45">Vyberte možnost <text:span text:style-name="T26">3.</text:span></text:p>
        </text:list-item>
        <text:list-item>
          <text:p text:style-name="P46">Po vypsání seznamu úkolů zadejte číslo 4 a potvrďte Enterem.</text:p>
        </text:list-item>
        <text:list-item>
          <text:p text:style-name="P46">Po vypsání upozornění stiskněte klávesu m a potvrďte Enterem.</text:p>
        </text:list-item>
      </text:list>
      <text:p text:style-name="P39">Očekávaný výsledek: <text:span text:style-name="T27">Zobrazí se hlavní menu</text:span></text:p>
      <text:p text:style-name="P39">Skutečný výsledek: <text:span text:style-name="T24">Zobrazilo se hlavní menu s možností volby.</text:span></text:p>
      <text:p text:style-name="P39">Stav: <text:span text:style-name="T28">Pass</text:span></text:p>
      <text:p text:style-name="P44">Poznámky:</text:p>
      <text:p text:style-name="P39"><text:soft-page-break/>TC<text:span text:style-name="T25">16</text:span></text:p>
      <text:p text:style-name="P39">Popis: <text:span text:style-name="T8">Ověříme, zda </text:span><text:span text:style-name="T27">je po zadání neexistujícího úkolu možné zadat správné číslo úkolu</text:span></text:p>
      <text:p text:style-name="P39">Vstupní podmínky: <text:span text:style-name="T8">Vstupní menu, seznam ukoly [ ukol1 – popis ukolu1, ukol2 – popis ukolu2, ukol3 – popis ukolu3]</text:span></text:p>
      <text:p text:style-name="P39">Kroky testu:</text:p>
      <text:list text:style-name="L16">
        <text:list-item>
          <text:p text:style-name="P47">Spusťte program</text:p>
        </text:list-item>
        <text:list-item>
          <text:p text:style-name="P47">Vyberte možnost <text:span text:style-name="T26">3.</text:span></text:p>
        </text:list-item>
        <text:list-item>
          <text:p text:style-name="P48">Po vypsání seznamu úkolů zadejte číslo 4 a potvrďte Enterem.</text:p>
        </text:list-item>
        <text:list-item>
          <text:p text:style-name="P48">Po vypsání upozornění <text:span text:style-name="T29">stiskněte Enter.</text:span></text:p>
        </text:list-item>
        <text:list-item>
          <text:p text:style-name="P49">Nyní vyberte možnost 2 (ukol2) a potvrďte Enterem.</text:p>
        </text:list-item>
        <text:list-item>
          <text:p text:style-name="P48">V hlavním menu vyberte možnost 2 (zobrazit úkoly).</text:p>
        </text:list-item>
      </text:list>
      <text:p text:style-name="P39">Očekávaný výsledek: <text:span text:style-name="T27">Vypíše se potvrzení o smazání úkolu a</text:span><text:span text:style-name="T30"> zobrazí se seznam úkolů již bez úkolu s názvem ukol2</text:span></text:p>
      <text:p text:style-name="P39">Skutečný výsledek: <text:span text:style-name="T24">Program nás po neplatné volbě vrátil zpěv ke smazání úkolu, po platné volbě se úkol smazal a na konci se seznam zobrazil správně, tedy bez položky s názvem ukol2.</text:span></text:p>
      <text:p text:style-name="P39">Stav: <text:span text:style-name="T28">Pass</text:span></text:p>
      <text:p text:style-name="P44">Poznámky:</text:p>
      <text:p text:style-name="P50">TC<text:span text:style-name="T25">17</text:span></text:p>
      <text:p text:style-name="P50">Popis: <text:span text:style-name="T8">Ověříme, zda </text:span><text:span text:style-name="T27">je po zadání </text:span><text:span text:style-name="T28">textu místo čísla nás program upozorní na neplatnou volbu.</text:span></text:p>
      <text:p text:style-name="P50">Vstupní podmínky: <text:span text:style-name="T8">Vstupní menu, seznam ukoly [ ukol1 – popis ukolu1, ukol2 – popis ukolu2, ukol3 – popis ukolu3]</text:span></text:p>
      <text:p text:style-name="P50">Kroky testu:</text:p>
      <text:list text:style-name="L17">
        <text:list-item>
          <text:p text:style-name="P51">Spusťte program</text:p>
        </text:list-item>
        <text:list-item>
          <text:p text:style-name="P51">Vyberte možnost <text:span text:style-name="T26">3.</text:span></text:p>
        </text:list-item>
        <text:list-item>
          <text:p text:style-name="P52">Po vypsání seznamu úkolů zadejte „<text:span text:style-name="T31">ukol1“ </text:span>a potvrďte Enterem.</text:p>
        </text:list-item>
      </text:list>
      <text:p text:style-name="P50">Očekávaný výsledek: <text:span text:style-name="T27">Zobrazí se </text:span><text:span text:style-name="T32">upozornění o neplatné volbě a program nás vyzve k opětovnému zadání čísla úkolu.</text:span></text:p>
      <text:p text:style-name="P50">Skutečný výsledek: <text:span text:style-name="T24">Program vypsal: „Jej, zadali jste neplatnou hodnotu, zkuste to znovu.“, zobrazil seznam úkolů a vyzval nás k zadání čísla úkolu, který chceme smazat.</text:span></text:p>
      <text:p text:style-name="P50">Stav: <text:span text:style-name="T28">Pass</text:span></text:p>
      <text:p text:style-name="P53">Poznámky:oznámky: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8T21:58:30.447761600</meta:creation-date>
    <dc:date>2026-02-21T17:09:34.508645900</dc:date>
    <meta:editing-duration>PT16H3M3S</meta:editing-duration>
    <meta:editing-cycles>8</meta:editing-cycles>
    <meta:generator>LibreOffice/25.2.7.2$Windows_X86_64 LibreOffice_project/5cbfd1ab6520636bb5f7b99185aa69bd7456825d</meta:generator>
    <meta:print-date>2026-02-21T17:07:55.743382100</meta:print-date>
    <meta:printed-by>Soubory PDF</meta:printed-by>
    <meta:document-statistic meta:table-count="0" meta:image-count="0" meta:object-count="0" meta:page-count="7" meta:paragraph-count="218" meta:word-count="1770" meta:character-count="11296" meta:non-whitespace-character-count="9791"/>
  </office:meta>
</office:document-meta>
</file>